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Tahoma2" svg:font-family="Tahoma" style:font-family-generic="swiss"/>
    <style:font-face style:name="Courier2" svg:font-family="Courier, 'Courier New'" style:font-family-generic="modern" style:font-pitch="fixed"/>
    <style:font-face style:name="OpenSymbol1" svg:font-family="OpenSymbol, 'Arial Unicode MS'" style:font-pitch="variable"/>
    <style:font-face style:name="SimSun" svg:font-family="SimSun" style:font-pitch="variable"/>
    <style:font-face style:name="Courier1" svg:font-family="Courier, 'Courier New'" style:font-family-generic="modern" style:font-pitch="variable"/>
    <style:font-face style:name="Arial" svg:font-family="Arial" style:font-family-generic="roman" style:font-pitch="variable"/>
    <style:font-face style:name="Courier" svg:font-family="Courier, 'Courier New'"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 Fallback1" svg:font-family="'Droid Sans Fallback'" style:font-family-generic="swiss" style:font-pitch="variable"/>
    <style:font-face style:name="Helvetica1" svg:font-family="Helvetica, Arial"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809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79cm"/>
    </style:style>
    <style:style style:name="P1" style:family="paragraph">
      <style:text-properties fo:font-size="44pt" style:font-size-asian="44pt" style:font-size-complex="44pt"/>
    </style:style>
    <style:style style:name="P2" style:family="paragraph">
      <style:paragraph-properties fo:margin-left="0cm" fo:margin-right="0cm" fo:text-indent="0cm"/>
    </style:style>
    <style:style style:name="P3" style:family="paragraph">
      <style:paragraph-properties fo:text-align="end"/>
      <style:text-properties fo:font-size="44pt" style:font-size-asian="44pt" style:font-size-complex="44pt"/>
    </style:style>
    <style:style style:name="P4" style:family="paragraph">
      <style:paragraph-properties fo:text-align="end"/>
    </style:style>
    <style:style style:name="T1" style:family="text">
      <style:text-properties style:use-window-font-color="true" style:font-name="Helvetica1" fo:font-size="44pt" fo:letter-spacing="normal" fo:language="en" fo:country="US" style:letter-kerning="true" style:font-name-asian="Tahoma1" style:font-size-asian="44pt" style:language-asian="hi" style:country-asian="IN" style:font-size-complex="44pt"/>
    </style:style>
    <style:style style:name="T2" style:family="text">
      <style:text-properties style:use-window-font-color="true" style:font-name="Palatino" fo:font-size="14pt" fo:language="en" fo:country="US" style:letter-kerning="true" style:font-name-asian="Tahoma1" style:language-asian="hi" style:country-asian="IN"/>
    </style:style>
    <style:style style:name="T3" style:family="text">
      <style:text-properties fo:font-style="italic" style:font-style-asian="italic" style:font-style-complex="italic"/>
    </style:style>
    <style:style style:name="T4"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list text:style-name="L1">
              <text:list-header>
                <text:p><text:span text:style-name="T1">The VISTA Lifecycle </text:span></text:p>
              </text:list-header>
            </text:list>
          </draw:text-box>
        </draw:frame>
        <draw:frame presentation:style-name="pr2" draw:text-style-name="P2" draw:layer="layout" svg:width="25.199cm" svg:height="12.179cm" svg:x="1.4cm" svg:y="4.914cm" presentation:class="subtitle">
          <draw:text-box>
            <text:p text:style-name="P2">A short discussion</text:p>
            <text:p text:style-name="P2"/>
            <text:p text:style-name="P2"/>
            <text:p text:style-name="P2">VISTA Expertise Network</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text:span text:style-name="T2">Hello, and welcome to this webinar, an Introduction to the VISTA Lifecycle. Specifically, we’ll be discussing the VISTA lifecycle in the context of KIDS and the Patch Module, including changes and improvements that will be included in the forthcoming release of Version 2.5 of the Patch Module. There will be a Q and A session at the end of the webinar, so I would like to ask that you hold all questions until then.</text:span></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How do you maintain software?</text:p>
          </draw:text-box>
        </draw:frame>
        <draw:frame presentation:style-name="pr4" draw:layer="layout" svg:width="25.199cm" svg:height="12.179cm" svg:x="1.4cm" svg:y="4.914cm" presentation:class="outline">
          <draw:text-box>
            <text:list text:style-name="L3">
              <text:list-item>
                <text:p>Old School</text:p>
                <text:list>
                  <text:list-item>
                    <text:p>AutoCAD 1.0; AutoCAD 2.0...</text:p>
                  </text:list-item>
                </text:list>
              </text:list-item>
              <text:list-item>
                <text:p>Current Windows</text:p>
                <text:list>
                  <text:list-item>
                    <text:p>Service Packs and Patches</text:p>
                  </text:list-item>
                </text:list>
              </text:list-item>
              <text:list-item>
                <text:p>Mac OS and iOS</text:p>
                <text:list>
                  <text:list-item>
                    <text:p>4 years ago... old school</text:p>
                  </text:list-item>
                  <text:list-item>
                    <text:p>Now, patche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user-transformed="true">
            <draw:text-box>
              <text:p>Software maintenance around the world</text:p>
              <text:p>iOS</text:p>
              <text:p>Windows</text:p>
              <text:p>Linux</text:p>
              <text:p>Python, node.js</text:p>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Linux and friends</text:p>
          </draw:text-box>
        </draw:frame>
        <draw:frame presentation:style-name="pr4" draw:layer="layout" svg:width="25.199cm" svg:height="12.179cm" svg:x="1.4cm" svg:y="4.914cm" presentation:class="outline">
          <draw:text-box>
            <text:list text:style-name="L3">
              <text:list-item>
                <text:p>{</text:p>
              </text:list-item>
              <text:list-item>
                <text:p><text:s text:c="2"/>"name": "cassandra-driver",</text:p>
              </text:list-item>
              <text:list-item>
                <text:p><text:s text:c="2"/>"version": "2.1.0",</text:p>
              </text:list-item>
              <text:list-item>
                <text:p><text:s text:c="2"/>"description": "DataStax Node.js Driver for Apache Cassandra",...</text:p>
              </text:list-item>
              <text:list-item>
                <text:p><text:s text:c="2"/>"dependencies": {</text:p>
              </text:list-item>
              <text:list-item>
                <text:p><text:s text:c="4"/>"async": "^0.9.0",</text:p>
              </text:list-item>
              <text:list-item>
                <text:p><text:s text:c="4"/>"long": "^2.2.0"</text:p>
              </text:list-item>
              <text:list-item>
                <text:p><text:s text:c="2"/>},</text:p>
              </text:list-item>
              <text:list-item>
                <text:p><text:s text:c="2"/>"devDependencies": {</text:p>
              </text:list-item>
              <text:list-item>
                <text:p><text:s text:c="4"/>"mocha": "&gt;= 1.14.0",</text:p>
              </text:list-item>
              <text:list-item>
                <text:p><text:s text:c="4"/>"rewire": "&gt;= 2.1.0"</text:p>
              </text:list-item>
              <text:list-item>
                <text:p><text:s text:c="2"/>},...</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What about VISTA?</text:p>
          </draw:text-box>
        </draw:frame>
        <draw:frame presentation:style-name="pr4" draw:layer="layout" svg:width="25.199cm" svg:height="12.179cm" svg:x="1.4cm" svg:y="4.914cm" presentation:class="outline" presentation:user-transformed="true">
          <draw:text-box>
            <text:list text:style-name="L3">
              <text:list-item>
                <text:p>Each part of VISTA is called an Application</text:p>
                <text:list>
                  <text:list-item>
                    <text:p>Outpatient Pharmacy 7.0</text:p>
                  </text:list-item>
                  <text:list-item>
                    <text:p>Lab 5.2</text:p>
                  </text:list-item>
                  <text:list-item>
                    <text:p>Scheduling 5.3</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Our discussion begins with the application, which is also called a module or a package. An application is an administrative division within VISTA, containing functions relating to one particular area of medical care. Nursing is an application, as is Lab, and Pharmacy, and so on.</text:p>
              <text:p>Each application in VISTA has its own version number. For example, the current version of Laboratory is 5.2. Outpatient Pharmacy is currently on version 7.0; Scheduling is on version 5.3, and so on.</text:p>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The way it should be...</text:p>
          </draw:text-box>
        </draw:frame>
        <draw:frame presentation:style-name="pr4" draw:layer="layout" svg:width="25.199cm" svg:height="12.179cm" svg:x="1.4cm" svg:y="4.914cm" presentation:class="outline">
          <draw:text-box>
            <text:list text:style-name="L3">
              <text:list-item>
                <text:p>Lab 5.2 patch 1 (LR*5.2*1)</text:p>
              </text:list-item>
              <text:list-item>
                <text:p>Lab 5.2 patch 2</text:p>
              </text:list-item>
              <text:list-item>
                <text:p>…</text:p>
              </text:list-item>
              <text:list-item>
                <text:p>Lab 5.2 patch 16 (LR*5.2*16)</text:p>
              </text:list-item>
              <text:list-item>
                <text:p>Lab 5.3</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draw:text-box>
              <text:p>Each application has its own development team, responsible for making updates and fixes to the application. When enough changes have accumulated to warrant it, the application team creates a new version of the application and distributes it to all users of VISTA.</text:p>
              <text:p>Ideally, new versions of applications should be released every 3-5 years, depending on how much development work has been done on them. In our current situation, we passed “ideally” a couple of exits back, but more on that in a moment.</text:p>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What it is now since the 90's</text:p>
          </draw:text-box>
        </draw:frame>
        <draw:frame presentation:style-name="pr4" draw:layer="layout" svg:width="25.199cm" svg:height="12.179cm" svg:x="1.4cm" svg:y="4.914cm" presentation:class="outline" presentation:user-transformed="true">
          <draw:text-box>
            <text:list text:style-name="L3">
              <text:list-item>
                <text:p>lftp foia-vista.osehra.org:/Patches_By_Application/LR-LABORATORY&gt; dir</text:p>
              </text:list-item>
              <text:list-item>
                <text:p>drwxr-xr-x <text:s/>-- <text:s/>.. <text:s text:c="18"/></text:p>
              </text:list-item>
              <text:list-item>
                <text:p>-rw-r--r-- <text:s/>-- <text:s/>lr-5p2_seq-292_pat-373.kid</text:p>
              </text:list-item>
              <text:list-item>
                <text:p>-rw-r--r-- <text:s/>-- <text:s/>lr-5p2_seq-292_pat-373.txt</text:p>
              </text:list-item>
              <text:list-item>
                <text:p>-rw-r--r-- <text:s/>-- <text:s/>lr-5p2_seq-293_pat-377.kid</text:p>
              </text:list-item>
              <text:list-item>
                <text:p>-rw-r--r-- <text:s/>-- <text:s/>lr-5p2_seq-293_pat-377.txt</text:p>
              </text:list-item>
              <text:list-item>
                <text:p>-rw-r--r-- <text:s/>-- <text:s/>lr-5p2_seq-294_pat-378.kid</text:p>
              </text:list-item>
              <text:list-item>
                <text:p>-rw-r--r-- <text:s/>-- <text:s/>lr-5p2_seq-294_pat-378.txt</text:p>
              </text:list-item>
              <text:list-item>
                <text:p>-rw-r--r-- <text:s/>-- <text:s/>lr-5p2_seq-295_pat-375.kid</text:p>
              </text:list-item>
              <text:list-item>
                <text:p>-rw-r--r-- <text:s/>-- <text:s/>lr-5p2_seq-295_pat-375.txt</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What's a patch?</text:p>
          </draw:text-box>
        </draw:frame>
        <draw:frame presentation:style-name="pr4" draw:layer="layout" svg:width="25.199cm" svg:height="12.179cm" svg:x="1.4cm" svg:y="4.914cm" presentation:class="outline">
          <draw:text-box>
            <text:list text:style-name="L3">
              <text:list-item>
                <text:p>Originally, its meaning is correct: “Fix a problem until we get you a new version”</text:p>
              </text:list-item>
              <text:list-item>
                <text:p>Now: “Fix a problem; add a feature; delete a feature”.</text:p>
              </text:list-item>
              <text:list-item>
                <text:p>VA has a moratorium on new software development in VISTA... therefore...</text:p>
                <text:list>
                  <text:list-item>
                    <text:p>CPRS is at version 1.0... ???? 1?</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5.921cm" svg:x="2.159cm" svg:y="13.271cm" presentation:class="notes" presentation:user-transformed="true">
            <draw:text-box>
              <text:p>The patching process begins once a new version has been released. Actually, as any veteran developer can tell you, it usually begins <text:span text:style-name="T3">before</text:span> a new version has been released, as the application team identifies changes and tweaks and fixes they want to include but don’t quite have time for.</text:p>
              <text:p>It’s probably worth taking a moment to discuss what a patch is, and what kinds of things can be included in patches. The word “patch” implies a fix for something that’s broken, and indeed that is what the first VISTA patches were.</text:p>
              <text:p>Therefore, patches are the primary method developers use for making updates and improvements to VISTA. A patch can include bug fixes, upgrades, enhancements, new features, or all of the above.</text:p>
              <text:p>When the application team has developed and tested the changes they want to make to the application, they fold those changes into a patch, and release the patch to all users of VISTA. Each patch is associated with a specific version of a specific application.</text:p>
            </draw:text-box>
          </draw:frame>
        </presentation:notes>
      </draw:page>
      <draw:page draw:name="page8" draw:style-name="dp1" draw:master-page-name="Default" presentation:presentation-page-layout-name="AL3T19">
        <draw:frame presentation:style-name="pr1" draw:layer="layout" svg:width="25.199cm" svg:height="3.506cm" svg:x="1.4cm" svg:y="0.837cm" presentation:class="title">
          <draw:text-box>
            <text:p>Let's look at a patch</text:p>
          </draw:text-box>
        </draw:frame>
        <draw:frame draw:style-name="gr2" draw:text-style-name="P3" draw:layer="layout" svg:width="20.32cm" svg:height="2.059cm" svg:x="3.81cm" svg:y="4.291cm">
          <draw:text-box>
            <text:p><text:span text:style-name="T4">lr-5p2_seq-295_pat-375.kid</text:span></text:p>
          </draw:text-box>
        </draw:frame>
        <draw:line draw:style-name="gr3" draw:text-style-name="P4" draw:layer="layout" svg:x1="4.318cm" svg:y1="6.096cm" svg:x2="4.318cm" svg:y2="8.636cm">
          <text:p/>
        </draw:line>
        <draw:frame draw:style-name="gr4" draw:text-style-name="P4" draw:layer="layout" svg:width="4.318cm" svg:height="1.673cm" svg:x="1.27cm" svg:y="8.636cm">
          <draw:text-box>
            <text:p>LAB namespace</text:p>
          </draw:text-box>
        </draw:frame>
        <draw:line draw:style-name="gr3" draw:text-style-name="P4" draw:layer="layout" svg:x1="6.35cm" svg:y1="6.35cm" svg:x2="6.35cm" svg:y2="11.938cm">
          <text:p/>
        </draw:line>
        <draw:frame draw:style-name="gr4" draw:text-style-name="P4" draw:layer="layout" svg:width="2.032cm" svg:height="0.962cm" svg:x="5.334cm" svg:y="11.938cm">
          <draw:text-box>
            <text:p>V 5.2</text:p>
          </draw:text-box>
        </draw:frame>
        <draw:line draw:style-name="gr3" draw:text-style-name="P4" draw:layer="layout" svg:x1="11.176cm" svg:y1="6.35cm" svg:x2="11.176cm" svg:y2="11.938cm">
          <text:p/>
        </draw:line>
        <draw:frame draw:style-name="gr4" draw:text-style-name="P4" draw:layer="layout" svg:width="4.826cm" svg:height="0.962cm" svg:x="9.144cm" svg:y="11.938cm">
          <draw:text-box>
            <text:p>Sequence 295</text:p>
          </draw:text-box>
        </draw:frame>
        <draw:line draw:style-name="gr3" draw:text-style-name="P4" draw:layer="layout" svg:x1="18.542cm" svg:y1="6.35cm" svg:x2="18.542cm" svg:y2="11.938cm">
          <text:p/>
        </draw:line>
        <draw:frame draw:style-name="gr4" draw:text-style-name="P4" draw:layer="layout" svg:width="5.842cm" svg:height="0.962cm" svg:x="16.002cm" svg:y="11.992cm">
          <draw:text-box>
            <text:p>Patch 375</text:p>
          </draw:text-box>
        </draw:frame>
        <draw:frame draw:style-name="gr4" draw:text-style-name="P3" draw:layer="layout" svg:width="19.558cm" svg:height="1.991cm" svg:x="3.556cm" svg:y="17.018cm">
          <draw:text-box>
            <text:p><text:span text:style-name="T4">lr-5p2_seq-295_pat-375.txt</text:span></text:p>
          </draw:text-box>
        </draw:frame>
        <draw:frame draw:style-name="gr4" draw:text-style-name="P4" draw:layer="layout" svg:width="4.826cm" svg:height="0.962cm" svg:x="10.16cm" svg:y="14.478cm">
          <draw:text-box>
            <text:p>Release Notes</text:p>
          </draw:text-box>
        </draw:frame>
        <draw:line draw:style-name="gr3" draw:text-style-name="P4" draw:layer="layout" svg:x1="12.446cm" svg:y1="17.018cm" svg:x2="12.446cm" svg:y2="15.44cm">
          <text:p/>
        </draw:lin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In addition to the application and version number, each patch has a sequence number, indicating the order in which the patches should be installed. The sequence of patches creates a patch stream.</text:p>
              <text:p>So, each application (or each application with any kind of development being done on it) has its own patch stream.</text:p>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Release notes</text:p>
          </draw:text-box>
        </draw:frame>
        <draw:frame presentation:style-name="pr4" draw:layer="layout" svg:width="25.199cm" svg:height="12.179cm" svg:x="1.4cm" svg:y="4.914cm" presentation:class="outline">
          <draw:text-box>
            <text:list text:style-name="L3">
              <text:list-item>
                <text:p>$TXT Created by CARPENTER,TERRY at DAYT17.FO-BAYPINES.MED.VA.GOV <text:s/>(KIDS) on Thursday, 02/07/08 at 17:03</text:p>
              </text:list-item>
              <text:list-item>
                <text:p/>
              </text:list-item>
              <text:list-item>
                <text:p>Run Date: MAR 25, 2008 <text:s text:c="20"/>Designation: LR*5.2*375</text:p>
              </text:list-item>
              <text:list-item>
                <text:p>Package : LR - LAB SERVICE <text:s text:c="19"/>Priority: Mandatory</text:p>
              </text:list-item>
              <text:list-item>
                <text:p>Version : 5.2 <text:s text:c="6"/>SEQ #295 <text:s text:c="19"/>Status: Released</text:p>
              </text:list-item>
              <text:list-item>
                <text:p><text:s text:c="18"/>Compliance Date: APR 25, 2008</text:p>
              </text:list-item>
              <text:list-item>
                <text:p/>
              </text:list-item>
              <text:list-item>
                <text:p>Associated patches: (v)LR*5.2*331 <text:s/>&lt;&lt;= must be installed BEFORE `LR*5.2*375'</text:p>
              </text:list-item>
              <text:list-item>
                <text:p/>
              </text:list-item>
              <text:list-item>
                <text:p>Subject: FIX PROBLEM WITH INCOMPLETE ENTRIES IN ACCESSION FILE (#68)</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That’s where required patches come in. In addition to the sequence number, each patch lists its required patches—patches that must be installed in the system before this patch can be installed correctly.</text:p>
              <text:p>Required patches are different from sequence numbers. For example, if a site receives patch number 7 in a specific patch stream, they know that there are 6 other patches in the stream ahead of it. However, the list of required patches might include only patches 2, 3, and 5. Those are the only patches needed to make patch 7 work properly. </text:p>
              <text:p>When you attempt to install a patch, the system checks to make sure all required patches are already installed. If they are not, the system stops and you are not allowed to proceed with the installation.</text:p>
            </draw:text-box>
          </draw:frame>
        </presentation:notes>
      </draw:page>
      <draw:page draw:name="page10" draw:style-name="dp1" draw:master-page-name="Default" presentation:presentation-page-layout-name="AL2T1">
        <draw:frame presentation:style-name="pr5" draw:layer="layout" svg:width="25.199cm" svg:height="3.506cm" svg:x="1.4cm" svg:y="0.837cm" presentation:class="title">
          <draw:text-box>
            <text:p>What are the problems here?</text:p>
          </draw:text-box>
        </draw:frame>
        <draw:frame presentation:style-name="pr4" draw:layer="layout" svg:width="25.199cm" svg:height="12.179cm" svg:x="1.4cm" svg:y="4.914cm" presentation:class="outline" presentation:user-transformed="true">
          <draw:text-box>
            <text:list text:style-name="L3">
              <text:list-item>
                <text:p>“Patchitis”</text:p>
                <text:list>
                  <text:list-item>
                    <text:p>Stale software</text:p>
                  </text:list-item>
                </text:list>
              </text:list-item>
              <text:list-item>
                <text:p>Problems for users outside of the VA </text:p>
                <text:list>
                  <text:list-item>
                    <text:p>No coordination of patch numbers/sequence numbers</text:p>
                  </text:list-item>
                  <text:list-item>
                    <text:p>No custodianship of a specific package</text:p>
                  </text:list-item>
                  <text:list-item>
                    <text:p>Very loose quality control</text:p>
                  </text:list-item>
                  <text:list-item>
                    <text:p>Duplication of effort</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5" draw:layer="layout" svg:width="25.199cm" svg:height="3.506cm" svg:x="1.4cm" svg:y="0.837cm" presentation:class="title">
          <draw:text-box>
            <text:p>OSEHRA Patch Module</text:p>
          </draw:text-box>
        </draw:frame>
        <draw:frame presentation:style-name="pr6" draw:layer="layout" svg:width="25.199cm" svg:height="12.179cm" svg:x="1.4cm" svg:y="4.914cm" presentation:class="subtitle">
          <draw:text-box>
            <text:p>The answer to some of these issues...</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Tahoma2" svg:font-family="Tahoma" style:font-family-generic="swiss"/>
    <style:font-face style:name="Courier2" svg:font-family="Courier, 'Courier New'" style:font-family-generic="modern" style:font-pitch="fixed"/>
    <style:font-face style:name="OpenSymbol1" svg:font-family="OpenSymbol, 'Arial Unicode MS'" style:font-pitch="variable"/>
    <style:font-face style:name="SimSun" svg:font-family="SimSun" style:font-pitch="variable"/>
    <style:font-face style:name="Courier1" svg:font-family="Courier, 'Courier New'" style:font-family-generic="modern" style:font-pitch="variable"/>
    <style:font-face style:name="Arial" svg:font-family="Arial" style:font-family-generic="roman" style:font-pitch="variable"/>
    <style:font-face style:name="Courier" svg:font-family="Courier, 'Courier New'"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 Fallback1" svg:font-family="'Droid Sans Fallback'" style:font-family-generic="swiss" style:font-pitch="variable"/>
    <style:font-face style:name="Helvetica1" svg:font-family="Helvetica, Arial"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Tahoma1" style:font-family-asian="Tahoma" style:font-family-generic-asian="swiss"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Tahoma1" style:font-family-asian="Tahoma"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Tahoma1"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Line_20_Numbering" style:display-name="Line Numbering" style:family="graphic">
      <style:paragraph-properties style:text-autospace="none"/>
    </style:style>
    <style:style style:name="OSEHRA_20_VISTA_20_List_20_Last_20_Item" style:display-name="OSEHRA VISTA List Last Item" style:family="graphic">
      <style:paragraph-properties fo:margin-left="0.995cm" fo:margin-right="0cm" fo:margin-top="0cm" fo:margin-bottom="0.986cm" fo:line-height="0.564cm" fo:text-indent="0cm" style:text-autospace="none"/>
      <style:text-properties style:font-name="Palatino" fo:font-family="Palatino" style:font-family-generic="roman" style:font-pitch="variable" fo:font-size="14pt"/>
    </style:style>
    <style:style style:name="OSEHRA_20_VISTA_20_List" style:display-name="OSEHRA VISTA List" style:family="graphic">
      <style:paragraph-properties fo:margin-left="0.995cm" fo:margin-right="0cm" fo:margin-top="0cm" fo:margin-bottom="0cm" fo:line-height="0.564cm" fo:text-indent="0cm" style:text-autospace="none"/>
      <style:text-properties style:font-name="Palatino" fo:font-family="Palatino" style:font-family-generic="roman" style:font-pitch="variable" fo:font-size="14pt"/>
    </style:style>
    <style:style style:name="OSEHRA_20_VISTA_20_Body_20_Text" style:display-name="OSEHRA VISTA Body Text" style:family="graphic">
      <style:paragraph-properties fo:margin-top="0cm" fo:margin-bottom="0.995cm" fo:line-height="0.564cm" style:text-autospace="none"/>
      <style:text-properties style:use-window-font-color="true" style:font-name="Palatino" fo:font-family="Palatino" style:font-family-generic="roman" style:font-pitch="variable" fo:font-size="14pt" fo:language="en" fo:country="US" style:letter-kerning="true" style:font-name-asian="Tahoma1" style:font-family-asian="Tahoma" style:font-family-generic-asian="swiss" style:font-pitch-asian="variable" style:language-asian="hi" style:country-asian="IN"/>
    </style:style>
    <style:style style:name="OSEHRA_20_VISTA_20_Caption" style:display-name="OSEHRA VISTA Caption" style:family="graphic">
      <style:paragraph-properties fo:margin-top="0cm" fo:margin-bottom="0.995cm" fo:line-height="0.564cm" style:text-autospace="none"/>
      <style:text-properties style:font-name="Palatino" fo:font-family="Palatino" style:font-family-generic="roman" style:font-pitch="variable" fo:font-size="11pt" fo:font-weight="bold" style:font-weight-asian="bold" style:font-weight-complex="bold"/>
    </style:style>
    <style:style style:name="OSEHRA_20_VISTA_20_Heading_20_0" style:display-name="OSEHRA VISTA Heading 0" style:family="graphic">
      <style:paragraph-properties fo:margin-left="0cm" fo:margin-right="0cm" fo:margin-top="0.995cm" fo:margin-bottom="0.995cm" fo:line-height="1.129cm" fo:text-indent="0cm" style:text-autospace="none"/>
      <style:text-properties style:font-name="Helvetica1" fo:font-family="Helvetica, Arial" style:font-family-generic="swiss" style:font-pitch="variable" fo:font-size="24pt" fo:letter-spacing="normal"/>
    </style:style>
    <style:style style:name="OSEHRA_20_VISTA_20_Heading_20_1" style:display-name="OSEHRA VISTA Heading 1" style:family="graphic">
      <style:paragraph-properties fo:margin-left="0cm" fo:margin-right="0cm" fo:margin-top="0.995cm" fo:margin-bottom="0.995cm" fo:line-height="1.129cm" fo:text-indent="0cm" style:text-autospace="none"/>
      <style:text-properties style:use-window-font-color="true" style:font-name="Helvetica1" fo:font-family="Helvetica, Arial" style:font-family-generic="swiss" style:font-pitch="variable" fo:font-size="24pt" fo:letter-spacing="normal" fo:language="en" fo:country="US" style:letter-kerning="true" style:font-name-asian="Tahoma1" style:font-family-asian="Tahoma" style:font-family-generic-asian="swiss" style:font-pitch-asian="variable" style:language-asian="hi" style:country-asian="IN"/>
    </style:style>
    <style:style style:name="OSEHRA_20_VISTA_20_Text_20_in_20_Table" style:display-name="OSEHRA VISTA Text in Table" style:family="graphic">
      <style:paragraph-properties fo:margin-left="0cm" fo:margin-right="0cm" fo:margin-top="0cm" fo:margin-bottom="0cm" fo:line-height="0.564cm" fo:text-indent="0cm" style:text-autospace="none"/>
      <style:text-properties style:font-name="Palatino" fo:font-family="Palatino" style:font-family-generic="roman" style:font-pitch="variable" fo:font-size="14pt"/>
    </style:style>
    <style:style style:name="OSEHRA_20_VISTA_20_Header_2f_Footer" style:display-name="OSEHRA VISTA Header/Footer" style:family="graphic">
      <style:paragraph-properties fo:margin-top="0cm" fo:margin-bottom="0.995cm" fo:line-height="0.564cm" style:text-autospace="none">
        <style:tab-stops>
          <style:tab-stop style:position="31.362cm" style:type="right"/>
        </style:tab-stops>
      </style:paragraph-properties>
      <style:text-properties style:font-name="Palatino" fo:font-family="Palatino" style:font-family-generic="roman" style:font-pitch="variable" fo:font-size="12pt"/>
    </style:style>
    <style:style style:name="OSEHRA_20_VISTA_20_Screen_20_Cap_20_Last" style:display-name="OSEHRA VISTA Screen Cap Last" style:family="graphic">
      <style:paragraph-properties fo:margin-top="0cm" fo:margin-bottom="0.871cm" style:text-autospace="none"/>
      <style:text-properties style:font-name="Courier2" fo:font-family="Courier, 'Courier New'" style:font-family-generic="modern" style:font-pitch="fixed" fo:font-weight="normal" style:font-weight-asian="normal" style:font-weight-complex="normal"/>
    </style:style>
    <style:style style:name="OSEHRA_20_VISTA_20_Screen_20_Cap" style:display-name="OSEHRA VISTA Screen Cap" style:family="graphic">
      <style:paragraph-properties style:text-autospace="none"/>
      <style:text-properties style:use-window-font-color="true" style:font-name="Courier2" fo:font-family="Courier, 'Courier New'" style:font-family-generic="modern" style:font-pitch="fixed" fo:font-size="12pt" fo:language="en" fo:country="US" fo:font-weight="normal" style:letter-kerning="true" style:font-name-asian="Tahoma1" style:font-family-asian="Tahoma" style:font-family-generic-asian="swiss" style:font-pitch-asian="variable" style:language-asian="hi" style:country-asian="IN" style:font-weight-asian="normal" style:font-weight-complex="normal"/>
    </style:style>
    <style:style style:name="OSEHRA_20_VISTA_20_Heading_20_4" style:display-name="OSEHRA VISTA Heading 4" style:family="graphic">
      <style:paragraph-properties fo:margin-left="0cm" fo:margin-right="0cm" fo:margin-top="0cm" fo:margin-bottom="0.995cm" fo:line-height="0.564cm" fo:text-indent="0cm" style:text-autospace="none"/>
      <style:text-properties style:font-name="Helvetica1" fo:font-family="Helvetica, Arial" style:font-family-generic="swiss" style:font-pitch="variable" fo:font-size="14pt" fo:letter-spacing="normal" fo:font-style="italic" fo:font-weight="normal" style:font-style-asian="italic" style:font-weight-asian="normal" style:font-style-complex="italic" style:font-weight-complex="normal"/>
    </style:style>
    <style:style style:name="OSEHRA_20_VISTA_20_Heading_20_2" style:display-name="OSEHRA VISTA Heading 2" style:family="graphic">
      <style:paragraph-properties fo:margin-left="0cm" fo:margin-right="0cm" fo:margin-top="0.497cm" fo:margin-bottom="0.497cm" fo:line-height="1.129cm" fo:text-indent="0cm" style:text-autospace="none"/>
      <style:text-properties style:font-name="Helvetica1" fo:font-family="Helvetica, Arial" style:font-family-generic="swiss" style:font-pitch="variable" fo:font-size="20pt" fo:letter-spacing="normal" fo:font-style="italic" fo:font-weight="bold" style:font-style-asian="italic" style:font-weight-asian="bold" style:font-style-complex="italic" style:font-weight-complex="bold"/>
    </style:style>
    <style:style style:name="OSEHRA_20_VISTA_20_Heading_20_3" style:display-name="OSEHRA VISTA Heading 3" style:family="graphic">
      <style:paragraph-properties fo:margin-left="0cm" fo:margin-right="0cm" fo:margin-top="0cm" fo:margin-bottom="0.995cm" fo:line-height="1.129cm" fo:text-indent="0cm" style:text-autospace="none"/>
      <style:text-properties style:font-name="Helvetica1" fo:font-family="Helvetica, Arial" style:font-family-generic="swiss" style:font-pitch="variable" fo:font-size="16pt" fo:letter-spacing="normal" fo:font-style="normal" fo:font-weight="bold" style:font-style-asian="normal" style:font-weight-asian="bold" style:font-style-complex="normal" style:font-weight-complex="bold"/>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Tahoma2" style:font-family-asian="Tahoma" style:font-family-generic-asian="swiss"/>
    </style:style>
    <style:style style:name="Cap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Tahoma2" style:font-family-asian="Tahoma" style:font-family-generic-asian="swiss"/>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9T12:10:34.546977579</meta:creation-date>
    <dc:date>2015-07-06T11:38:58.154698817</dc:date>
    <meta:editing-duration>PT1H20M29S</meta:editing-duration>
    <meta:editing-cycles>13</meta:editing-cycles>
    <meta:generator>LibreOffice/4.2.8.2$Linux_X86_64 LibreOffice_project/420m0$Build-2</meta:generator>
    <meta:document-statistic meta:object-count="76"/>
  </office:meta>
</office:document-meta>
</file>